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fill="none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end="Arrow" draw:marker-end-width="0.3cm" draw:fill="none" draw:fill-color="#c0c0c0" draw:textarea-horizontal-align="center" draw:textarea-vertical-align="middle"/>
    </style:style>
    <style:style style:name="gr5" style:family="graphic" style:parent-style-name="standard">
      <style:graphic-properties svg:stroke-width="0cm" draw:marker-start-width="0.2cm" draw:marker-end-width="0.2cm" draw:fill="none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none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2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0pt" fo:font-weight="bold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margin-left="0cm" fo:margin-right="0cm" fo:text-align="center" fo:text-indent="0cm"/>
      <style:text-properties fo:font-size="16pt" fo:font-weight="bold"/>
    </style:style>
    <style:style style:name="P8" style:family="paragraph">
      <style:paragraph-properties fo:margin-left="0cm" fo:margin-right="0cm" fo:text-align="center" fo:text-indent="0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T1" style:family="text">
      <style:text-properties fo:font-family="'Century Schoolbook L'" style:font-family-generic="roman" style:font-pitch="variable" fo:font-size="20pt"/>
    </style:style>
    <style:style style:name="T2" style:family="text">
      <style:text-properties fo:font-family="'Century Schoolbook L'" style:font-family-generic="roman" style:font-pitch="variable" fo:font-size="44pt" fo:font-weight="bold"/>
    </style:style>
    <style:style style:name="T3" style:family="text">
      <style:text-properties fo:font-family="'Century Schoolbook L'" style:font-family-generic="roman" style:font-pitch="variable" fo:font-size="14pt"/>
    </style:style>
    <style:style style:name="T4" style:family="text">
      <style:text-properties fo:font-family="'Century Schoolbook L'" style:font-family-generic="roman" style:font-pitch="variable" fo:font-size="20pt" fo:font-weight="bold"/>
    </style:style>
    <style:style style:name="T5" style:family="text">
      <style:text-properties fo:font-family="'Century Schoolbook L'" style:font-family-generic="roman" style:font-pitch="variable" fo:font-size="22pt" fo:font-weight="bold"/>
    </style:style>
    <style:style style:name="T6" style:family="text">
      <style:text-properties fo:font-family="'Century Schoolbook L'" style:font-family-generic="roman" style:font-pitch="variable" fo:font-size="14pt" fo:font-weight="bold"/>
    </style:style>
    <style:style style:name="T7" style:family="text">
      <style:text-properties fo:font-family="'Century Schoolbook L'" style:font-family-generic="roman" style:font-pitch="variable" fo:font-size="16pt" fo:font-weight="bold"/>
    </style:style>
    <style:style style:name="T8" style:family="text">
      <style:text-properties fo:font-family="'Century Schoolbook L'" style:font-family-generic="roman" style:font-pitch="variable" fo:font-size="16pt"/>
    </style:style>
    <style:style style:name="T9" style:family="text">
      <style:text-properties fo:font-family="'Century Schoolbook L'" style:font-family-generic="roman" style:font-pitch="variable" fo:font-size="14pt" fo:language="en" fo:country="US" style:language-asian="en" style:country-asian="US" style:font-size-complex="12pt"/>
    </style:style>
    <style:style style:name="T10" style:family="text">
      <style:text-properties fo:font-family="'Century Schoolbook L'" style:font-family-generic="roman" style:font-pitch="variable"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11" style:family="text">
      <style:text-properties fo:font-family="'Century Schoolbook L'" style:font-family-generic="roman" style:font-pitch="variable" fo:font-size="18pt" fo:font-weight="bold" style:font-size-asian="18pt" style:font-size-complex="18pt"/>
    </style:style>
    <style:style style:name="T12" style:family="text">
      <style:text-properties fo:font-family="'Liberation Serif', 'Times New Roman'" style:font-family-generic="roman" style:font-pitch="variable" fo:font-size="14pt" fo:language="en" fo:country="US" style:language-asian="en" style:country-asian="US" style:font-size-complex="12pt"/>
    </style:style>
    <style:style style:name="T13" style:family="text">
      <style:text-properties fo:font-family="'Century Schoolbook L'" style:font-family-generic="roman" style:font-pitch="variable" fo:font-size="16pt" fo:language="en" fo:country="US" style:font-size-asian="16pt" style:language-asian="en" style:country-asian="US" style:font-size-complex="16pt"/>
    </style:style>
    <style:style style:name="T14" style:family="text">
      <style:text-properties fo:font-family="'Century Schoolbook L'" style:font-family-generic="roman" style:font-pitch="variable" fo:font-size="28pt" fo:language="en" fo:country="US" style:font-size-asian="28pt" style:language-asian="en" style:country-asian="US" style:font-size-complex="28pt"/>
    </style:style>
    <style:style style:name="T15" style:family="text">
      <style:text-properties fo:font-family="'Century Schoolbook L'" style:font-family-generic="roman" style:font-pitch="variable" fo:font-size="14pt" fo:language="en" fo:country="US" style:font-size-asian="16pt" style:language-asian="en" style:country-asian="US" style:font-size-complex="12pt"/>
    </style:style>
    <style:style style:name="T16" style:family="text">
      <style:text-properties fo:font-family="'Century Schoolbook L'" style:font-family-generic="roman" style:font-pitch="variable" fo:font-size="26pt" fo:language="en" fo:country="US" fo:font-weight="bold" style:font-size-asian="26pt" style:language-asian="en" style:country-asian="US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4" draw:layer="layout" svg:width="9cm" svg:height="2.5cm" svg:x="4.8cm" svg:y="3.4cm">
          <text:p text:style-name="P1"><text:span text:style-name="T1"/></text:p>
          <text:p text:style-name="P1"><text:span text:style-name="T2">xeo.jav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3cm" svg:height="1cm" svg:x="2.8cm" svg:y="1.9cm">
          <text:p text:style-name="P1"><text:span text:style-name="T3">Main.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5" draw:layer="layout" svg:width="3.5cm" svg:height="1cm" svg:x="0.7cm" svg:y="5.7cm">
          <text:p text:style-name="P3"><text:span text:style-name="T3">chooser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5cm" svg:height="1cm" svg:x="1.3cm" svg:y="13.3cm">
          <text:p text:style-name="P1"><text:span text:style-name="T3">read_fireball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cm" svg:height="1cm" svg:x="1.3cm" svg:y="9.7cm">
          <text:p text:style-name="P1"><text:span text:style-name="T3">read_abinit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5cm" svg:height="1cm" svg:x="1.3cm" svg:y="10.9cm">
          <text:p text:style-name="P1"><text:span text:style-name="T3">read_castep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5cm" svg:height="1cm" svg:x="1.3cm" svg:y="12.1cm">
          <text:p text:style-name="P1"><text:span text:style-name="T3">read_vasp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2" draw:layer="layout" svg:width="4cm" svg:height="1cm" svg:x="15.5cm" svg:y="1.5cm">
          <text:p text:style-name="P1"><text:span text:style-name="T3">begin.jav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1" draw:layer="layout" svg:width="4cm" svg:height="1cm" svg:x="15.5cm" svg:y="0.3cm">
          <text:p text:style-name="P1"><text:span text:style-name="T3">fireballOut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5cm" svg:height="1cm" svg:x="15.5cm" svg:y="12.6cm">
          <text:p text:style-name="P1"><text:span text:style-name="T3">calculadora_bas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3" draw:layer="layout" svg:width="4cm" svg:height="1cm" svg:x="15.5cm" svg:y="2.8cm">
          <text:p text:style-name="P1"><text:span text:style-name="T3">hopping.jav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.3cm" svg:y1="13.8cm" svg:x2="6.3cm" svg:y2="13.8cm" draw:start-shape="id1" draw:end-shape="id1" draw:end-glue-point="1" svg:d="">
          <text:p/>
        </draw:connector>
        <draw:custom-shape draw:style-name="gr5" draw:text-style-name="P5" draw:id="id2" draw:layer="layout" svg:width="5cm" svg:height="1cm" svg:x="1.8cm" svg:y="8cm">
          <text:p text:style-name="P1"><text:span text:style-name="T4">babel.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0" draw:layer="layout" svg:width="4cm" svg:height="1cm" svg:x="7.5cm" svg:y="6.9cm">
          <text:p text:style-name="P1"><text:span text:style-name="T5">mol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3.5cm" svg:height="1cm" svg:x="10.1cm" svg:y="10.4cm">
          <text:p text:style-name="P1"><text:span text:style-name="T3">atom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9" draw:layer="layout" svg:width="4cm" svg:height="1cm" svg:x="7.5cm" svg:y="9cm">
          <text:p text:style-name="P1"><text:span text:style-name="T6">info_bas.jav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.8cm" svg:y1="8.5cm" svg:x2="6.8cm" svg:y2="8.5cm" draw:start-shape="id2" draw:end-shape="id2" draw:end-glue-point="1" svg:d="">
          <text:p/>
        </draw:connector>
        <draw:custom-shape draw:style-name="gr2" draw:text-style-name="P1" draw:id="id12" draw:layer="layout" svg:width="3.5cm" svg:height="1cm" svg:x="7.4cm" svg:y="11.5cm">
          <text:p text:style-name="P1"><text:span text:style-name="T3">C3D.jav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8cm" svg:y1="2.4cm" svg:x2="9.3cm" svg:y2="3.4cm" draw:start-shape="id3" draw:start-glue-point="1" draw:end-shape="id4" draw:end-glue-point="0" svg:d="m5800 2400h3500v1000">
          <text:p/>
        </draw:connector>
        <draw:connector draw:style-name="gr4" draw:text-style-name="P4" draw:layer="layout" svg:x1="4.2cm" svg:y1="6.2cm" svg:x2="4.2cm" svg:y2="6.2cm" draw:start-shape="id5" draw:end-shape="id5" svg:d="">
          <text:p/>
        </draw:connector>
        <draw:connector draw:style-name="gr4" draw:text-style-name="P4" draw:layer="layout" draw:type="curve" svg:x1="13.8cm" svg:y1="4.65cm" svg:x2="13.8cm" svg:y2="4.65cm" draw:start-shape="id4" draw:end-shape="id4" svg:d="m13800 4650">
          <text:p/>
        </draw:connector>
        <draw:connector draw:style-name="gr4" draw:text-style-name="P4" draw:layer="layout" svg:x1="1.3cm" svg:y1="10.2cm" svg:x2="1.8cm" svg:y2="8.5cm" draw:start-shape="id6" draw:end-shape="id2" draw:end-glue-point="3" svg:d="m1300 10200h-500v-1700h1000">
          <text:p/>
        </draw:connector>
        <draw:connector draw:style-name="gr4" draw:text-style-name="P4" draw:layer="layout" svg:x1="1.3cm" svg:y1="11.4cm" svg:x2="1.8cm" svg:y2="8.5cm" draw:start-shape="id7" draw:end-shape="id2" draw:end-glue-point="3" svg:d="m1300 11400h-500v-2900h1000">
          <text:p/>
        </draw:connector>
        <draw:connector draw:style-name="gr4" draw:text-style-name="P4" draw:layer="layout" svg:x1="1.3cm" svg:y1="13.8cm" svg:x2="1.8cm" svg:y2="8.5cm" draw:start-shape="id1" draw:end-shape="id2" draw:end-glue-point="3" svg:d="m1300 13800h-500v-5300h1000">
          <text:p/>
        </draw:connector>
        <draw:connector draw:style-name="gr4" draw:text-style-name="P4" draw:layer="layout" svg:x1="1.3cm" svg:y1="12.6cm" svg:x2="1.8cm" svg:y2="8.5cm" draw:start-shape="id8" draw:end-shape="id2" draw:end-glue-point="3" svg:d="m1300 12600h-500v-4100h1000">
          <text:p/>
        </draw:connector>
        <draw:connector draw:style-name="gr4" draw:text-style-name="P4" draw:layer="layout" svg:x1="9.5cm" svg:y1="9cm" svg:x2="9.5cm" svg:y2="7.9cm" draw:start-shape="id9" draw:end-shape="id10" svg:d="m9500 9000v-1100">
          <text:p/>
        </draw:connector>
        <draw:connector draw:style-name="gr4" draw:text-style-name="P4" draw:layer="layout" svg:x1="4.3cm" svg:y1="8cm" svg:x2="7.5cm" svg:y2="7.4cm" draw:start-shape="id2" draw:end-shape="id10" draw:end-glue-point="3" svg:d="m4300 8000v-600h3200">
          <text:p/>
        </draw:connector>
        <draw:connector draw:style-name="gr4" draw:text-style-name="P4" draw:layer="layout" svg:x1="10.1cm" svg:y1="10.9cm" svg:x2="9.5cm" svg:y2="10cm" draw:start-shape="id11" draw:end-shape="id9" draw:end-glue-point="2" svg:d="m10100 10900h-600v-900">
          <text:p/>
        </draw:connector>
        <draw:connector draw:style-name="gr4" draw:text-style-name="P4" draw:layer="layout" svg:x1="9.15cm" svg:y1="11.5cm" svg:x2="9.089cm" svg:y2="10.16cm" draw:start-shape="id12" svg:d="m9150 11500v-920h-61v-420">
          <text:p/>
        </draw:connector>
        <draw:custom-shape draw:style-name="gr2" draw:text-style-name="P7" draw:id="id25" draw:layer="layout" svg:width="5cm" svg:height="1cm" svg:x="15.5cm" svg:y="17.6cm">
          <text:p text:style-name="P1"><text:span text:style-name="T7">Calc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8" draw:layer="layout" svg:width="5cm" svg:height="1cm" svg:x="9.2cm" svg:y="15.6cm">
          <text:p text:style-name="P1"><text:span text:style-name="T3">Calc_xyz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9" draw:layer="layout" svg:width="5cm" svg:height="1cm" svg:x="15.5cm" svg:y="14.7cm">
          <text:p text:style-name="P1"><text:span text:style-name="T3">Calc_bas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7" draw:layer="layout" svg:width="5cm" svg:height="1cm" svg:x="9.2cm" svg:y="17.6cm">
          <text:p text:style-name="P3"><text:span text:style-name="T3">SustCalculator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4cm" svg:height="1cm" svg:x="15.5cm" svg:y="6cm">
          <text:p text:style-name="P1"><text:span text:style-name="T3">stm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4cm" svg:height="1cm" svg:x="15.5cm" svg:y="4cm">
          <text:p text:style-name="P3"><text:span text:style-name="T3">javaSTM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6" draw:layer="layout" svg:width="4cm" svg:height="1cm" svg:x="16cm" svg:y="19.8cm">
          <text:p text:style-name="P3"><text:span text:style-name="T3">calculadora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4cm" svg:height="1cm" svg:x="15.5cm" svg:y="7.2cm">
          <text:p text:style-name="P1"><text:span text:style-name="T3">bulk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4" draw:layer="layout" svg:width="4cm" svg:height="1cm" svg:x="15.5cm" svg:y="10.6cm">
          <text:p text:style-name="P3"><text:span text:style-name="T3">povray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5" draw:layer="layout" svg:width="4cm" svg:height="1cm" svg:x="15.5cm" svg:y="9.3cm">
          <text:p text:style-name="P3"><text:span text:style-name="T3">statistic.jav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5cm" svg:y1="6cm" svg:x2="17.5cm" svg:y2="5cm" draw:start-shape="id13" draw:end-shape="id14" draw:end-glue-point="2" svg:d="m17500 6000v-1000">
          <text:p/>
        </draw:connector>
        <draw:connector draw:style-name="gr4" draw:text-style-name="P4" draw:layer="layout" svg:x1="17.5cm" svg:y1="9.3cm" svg:x2="17.5cm" svg:y2="8.2cm" draw:start-shape="id15" draw:start-glue-point="0" draw:end-shape="id16" svg:d="m17500 9300v-1100">
          <text:p/>
        </draw:connector>
        <draw:connector draw:style-name="gr4" draw:text-style-name="P4" draw:layer="layout" svg:x1="11.7cm" svg:y1="17.6cm" svg:x2="11.7cm" svg:y2="16.6cm" draw:start-shape="id17" draw:end-shape="id18" svg:d="m11700 17600v-1000">
          <text:p/>
        </draw:connector>
        <draw:connector draw:style-name="gr4" draw:text-style-name="P4" draw:layer="layout" svg:x1="18cm" svg:y1="14.7cm" svg:x2="18cm" svg:y2="13.6cm" draw:start-shape="id19" draw:end-shape="id20" draw:end-glue-point="2" svg:d="m18000 14700v-1100">
          <text:p/>
        </draw:connector>
        <draw:custom-shape draw:style-name="gr2" draw:text-style-name="P8" draw:layer="layout" svg:width="5cm" svg:height="1cm" svg:x="9.1cm" svg:y="13.5cm">
          <text:p text:style-name="P1"><text:span text:style-name="T8">dinamic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8cm" svg:y1="4.65cm" svg:x2="15.5cm" svg:y2="0.8cm" draw:start-shape="id4" draw:end-shape="id21" svg:d="m13800 4650h875v-3850h825">
          <text:p/>
        </draw:connector>
        <draw:connector draw:style-name="gr4" draw:text-style-name="P4" draw:layer="layout" svg:x1="13.8cm" svg:y1="4.65cm" svg:x2="15.5cm" svg:y2="2cm" draw:start-shape="id4" draw:end-shape="id22" svg:d="m13800 4650h875v-2650h825">
          <text:p/>
        </draw:connector>
        <draw:connector draw:style-name="gr4" draw:text-style-name="P4" draw:layer="layout" svg:x1="13.8cm" svg:y1="4.65cm" svg:x2="15.5cm" svg:y2="3.3cm" draw:start-shape="id4" draw:end-shape="id23" svg:d="m13800 4650h875v-1350h825">
          <text:p/>
        </draw:connector>
        <draw:connector draw:style-name="gr4" draw:text-style-name="P4" draw:layer="layout" svg:x1="13.8cm" svg:y1="4.65cm" svg:x2="15.5cm" svg:y2="4.5cm" draw:start-shape="id4" draw:end-shape="id14" svg:d="m13800 4650h875v-150h825">
          <text:p/>
        </draw:connector>
        <draw:connector draw:style-name="gr4" draw:text-style-name="P4" draw:layer="layout" svg:x1="13.8cm" svg:y1="4.65cm" svg:x2="15.5cm" svg:y2="7.7cm" draw:start-shape="id4" draw:end-shape="id16" svg:d="m13800 4650h875v3050h825">
          <text:p/>
        </draw:connector>
        <draw:connector draw:style-name="gr4" draw:text-style-name="P4" draw:layer="layout" svg:x1="13.8cm" svg:y1="4.65cm" svg:x2="15.5cm" svg:y2="11.1cm" draw:start-shape="id4" draw:end-shape="id24" draw:end-glue-point="3" svg:d="m13800 4650h875v6450h825">
          <text:p/>
        </draw:connector>
        <draw:connector draw:style-name="gr4" draw:text-style-name="P4" draw:layer="layout" svg:x1="13.8cm" svg:y1="4.65cm" svg:x2="15.5cm" svg:y2="13.1cm" draw:start-shape="id4" draw:end-shape="id20" draw:end-glue-point="3" svg:d="m13800 4650h875v8450h825">
          <text:p/>
        </draw:connector>
        <draw:connector draw:style-name="gr4" draw:text-style-name="P4" draw:layer="layout" svg:x1="11.7cm" svg:y1="15.6cm" svg:x2="11.7cm" svg:y2="14.501cm" draw:start-shape="id18" svg:d="m11700 15600v-1099">
          <text:p/>
        </draw:connector>
        <draw:connector draw:style-name="gr4" draw:text-style-name="P4" draw:layer="layout" svg:x1="18cm" svg:y1="17.6cm" svg:x2="18cm" svg:y2="15.7cm" draw:start-shape="id25" draw:end-shape="id19" svg:d="m18000 17600v-1900">
          <text:p/>
        </draw:connector>
        <draw:connector draw:style-name="gr4" draw:text-style-name="P4" draw:layer="layout" svg:x1="15.5cm" svg:y1="18.1cm" svg:x2="14.2cm" svg:y2="18.1cm" draw:start-shape="id25" draw:end-shape="id17" draw:end-glue-point="1" svg:d="m15500 18100h-1300">
          <text:p/>
        </draw:connector>
        <draw:connector draw:style-name="gr4" draw:text-style-name="P4" draw:layer="layout" svg:x1="18cm" svg:y1="18.6cm" svg:x2="18cm" svg:y2="19.8cm" draw:start-shape="id25" draw:end-shape="id26" draw:end-glue-point="0" svg:d="m18000 18600v1200">
          <text:p/>
        </draw:connector>
        <draw:connector draw:style-name="gr6" draw:text-style-name="P4" draw:layer="layout" svg:x1="4.8cm" svg:y1="4.65cm" svg:x2="2.45cm" svg:y2="5.7cm" draw:start-shape="id4" draw:end-shape="id5" svg:d="m4800 4650h-2350v1050">
          <text:p/>
        </draw:connector>
        <draw:line draw:style-name="gr6" draw:text-style-name="P4" draw:layer="layout" svg:x1="4.1cm" svg:y1="6.5cm" svg:x2="5.1cm" svg:y2="6cm">
          <text:p/>
        </draw:line>
        <draw:line draw:style-name="gr6" draw:text-style-name="P4" draw:layer="layout" svg:x1="8.1cm" svg:y1="6cm" svg:x2="8.1cm" svg:y2="7cm">
          <text:p/>
        </draw:line>
        <draw:line draw:style-name="gr6" draw:text-style-name="P4" draw:layer="layout" svg:x1="10.6cm" svg:y1="7cm" svg:x2="10.6cm" svg:y2="6cm">
          <text:p/>
        </draw:line>
        <draw:line draw:style-name="gr7" draw:text-style-name="P4" draw:layer="layout" svg:x1="14.6cm" svg:y1="12.5cm" svg:x2="11.6cm" svg:y2="12.5cm">
          <text:p/>
        </draw:line>
        <draw:line draw:style-name="gr6" draw:text-style-name="P4" draw:layer="layout" svg:x1="11.6cm" svg:y1="12.5cm" svg:x2="11.6cm" svg:y2="13.5cm">
          <text:p/>
        </draw:line>
      </draw:page>
      <draw:page draw:name="page2" draw:style-name="dp1" draw:master-page-name="Predeterminado">
        <office:forms form:automatic-focus="false" form:apply-design-mode="false"/>
        <draw:custom-shape draw:style-name="gr1" draw:text-style-name="P1" draw:id="id27" draw:layer="layout" svg:width="8cm" svg:height="2.5cm" svg:x="6.8cm" svg:y="1cm">
          <text:p text:style-name="P1"><text:span text:style-name="T1"/></text:p>
          <text:p text:style-name="P1"><text:span text:style-name="T2">xeo.java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draw:id="id37" draw:layer="layout" svg:width="4.5cm" svg:height="1cm" svg:x="15.6cm" svg:y="12.1cm">
          <text:p text:style-name="P1"><text:span text:style-name="T5">xeoBab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3" draw:layer="layout" svg:width="4cm" svg:height="1cm" svg:x="13.5cm" svg:y="6.8cm">
          <text:p text:style-name="P3"><text:span text:style-name="T9">plugBabel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4" draw:layer="layout" svg:width="2.9cm" svg:height="1cm" svg:x="16.4cm" svg:y="10.8cm">
          <text:p text:style-name="P3"><text:span text:style-name="T9">plugin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id="id30" draw:layer="layout" svg:width="4cm" svg:height="1cm" svg:x="13.5cm" svg:y="5.5cm">
          <text:p text:style-name="P1"><text:span text:style-name="T10">mol.java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id="id31" draw:layer="layout" svg:width="2.5cm" svg:height="1cm" svg:x="17.7cm" svg:y="5.5cm">
          <text:p text:style-name="P3"><text:span text:style-name="T9">info.b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9" draw:layer="layout" svg:width="2.5cm" svg:height="1cm" svg:x="10.8cm" svg:y="5.5cm">
          <text:p text:style-name="P3"><text:span text:style-name="T9">C3D.b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2" draw:layer="layout" svg:width="2.5cm" svg:height="1cm" svg:x="17.7cm" svg:y="4.2cm">
          <text:p text:style-name="P3"><text:span text:style-name="T9">atom.b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0" draw:layer="layout" svg:width="5cm" svg:height="6cm" svg:x="0.5cm" svg:y="2.5cm">
          <text:p text:style-name="P3"><text:span text:style-name="T9">reader.java</text:span></text:p>
          <text:p text:style-name="P3"><text:span text:style-name="T9">language.java</text:span></text:p>
          <text:p text:style-name="P3"><text:span text:style-name="T9">calculadora.java</text:span></text:p>
          <text:p text:style-name="P3"><text:span text:style-name="T9">editor.java</text:span></text:p>
          <text:p text:style-name="P3"><text:span text:style-name="T9">chooser.java</text:span></text:p>
          <text:p text:style-name="P3"><text:span text:style-name="T9">help.java</text:span></text:p>
          <text:p text:style-name="P3"><text:span text:style-name="T9">openFiles.java</text:span></text:p>
          <text:p text:style-name="P3"><text:span text:style-name="T9">show_picture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5" draw:layer="layout" svg:width="4.5cm" svg:height="7cm" svg:x="15.6cm" svg:y="13.4cm">
          <text:p text:style-name="P3"><text:span text:style-name="T9">abinit.java</text:span></text:p>
          <text:p text:style-name="P3"><text:span text:style-name="T9">bas.java</text:span></text:p>
          <text:p text:style-name="P3"><text:span text:style-name="T9">castep.java</text:span></text:p>
          <text:p text:style-name="P3"><text:span text:style-name="T9">fireball.java</text:span></text:p>
          <text:p text:style-name="P3"><text:span text:style-name="T9">fireball_TG.java</text:span></text:p>
          <text:p text:style-name="P3"><text:span text:style-name="T9">format.java</text:span></text:p>
          <text:p text:style-name="P3"><text:span text:style-name="T9">periodicTable.java</text:span></text:p>
          <text:p text:style-name="P3"><text:span text:style-name="T9">vasp.java</text:span></text:p>
          <text:p text:style-name="P3"><text:span text:style-name="T9">xeo.java</text:span></text:p>
          <text:p text:style-name="P3"><text:span text:style-name="T9">xyz.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id="id38" draw:layer="layout" svg:width="6cm" svg:height="1cm" svg:x="7.7cm" svg:y="16.5cm">
          <text:p text:style-name="P1"><text:span text:style-name="T11">java_STM_AF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2" draw:layer="layout" svg:width="6cm" svg:height="2.8cm" svg:x="7.7cm" svg:y="17.7cm">
          <text:p text:style-name="P3"><text:span text:style-name="T9">atomo.java</text:span></text:p>
          <text:p text:style-name="P3"><text:span text:style-name="T9">java_STM_AFM.java</text:span></text:p>
          <text:p text:style-name="P3"><text:span text:style-name="T9">periodicTable.java</text:span></text:p>
          <text:p text:style-name="P3"><text:span text:style-name="T9">stm.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id="id41" draw:layer="layout" svg:width="4cm" svg:height="1cm" svg:x="8.8cm" svg:y="11.1cm">
          <text:p text:style-name="P1"><text:span text:style-name="T11">firebal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3.8cm" svg:x="8.8cm" svg:y="12.3cm">
          <text:p text:style-name="P3"><text:span text:style-name="T12">begin.java</text:span></text:p>
          <text:p text:style-name="P3"><text:span text:style-name="T9">Dos_bands.java</text:span></text:p>
          <text:p text:style-name="P3"><text:span text:style-name="T9">fireball.java</text:span></text:p>
          <text:p text:style-name="P3"><text:span text:style-name="T9">hopping.java</text:span></text:p>
          <text:p text:style-name="P3"><text:span text:style-name="T9">Jbegin.java</text:span></text:p>
          <text:p text:style-name="P3"><text:span text:style-name="T9">Jhopping.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id="id40" draw:layer="layout" svg:width="4cm" svg:height="1cm" svg:x="8.8cm" svg:y="7.2cm">
          <text:p text:style-name="P1"><text:span text:style-name="T11">xeokp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9" draw:layer="layout" svg:width="4cm" svg:height="2.3cm" svg:x="8.8cm" svg:y="8.4cm">
          <text:p text:style-name="P3"><text:span text:style-name="T9">jKpts.java</text:span></text:p>
          <text:p text:style-name="P3"><text:span text:style-name="T9">recorrido.java</text:span></text:p>
          <text:p text:style-name="P3"><text:span text:style-name="T9">rectangle.jav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line-skew="0.61cm" svg:x1="10.8cm" svg:y1="1cm" svg:x2="3cm" svg:y2="1.2cm" draw:start-shape="id27" draw:end-shape="id28" draw:end-glue-point="0" svg:d="m10800 1000v-500h-7800v700">
          <text:p/>
        </draw:connector>
        <draw:connector draw:style-name="gr8" draw:text-style-name="P4" draw:layer="layout" svg:x1="13.3cm" svg:y1="6cm" svg:x2="13.5cm" svg:y2="6cm" draw:start-shape="id29" draw:start-glue-point="1" draw:end-shape="id30" draw:end-glue-point="3" svg:d="m13300 6000h200">
          <text:p/>
        </draw:connector>
        <draw:connector draw:style-name="gr8" draw:text-style-name="P4" draw:layer="layout" svg:x1="17.5cm" svg:y1="6cm" svg:x2="17.7cm" svg:y2="6cm" draw:start-shape="id30" draw:start-glue-point="1" draw:end-shape="id31" draw:end-glue-point="3" svg:d="m17500 6000h200">
          <text:p/>
        </draw:connector>
        <draw:connector draw:style-name="gr8" draw:text-style-name="P4" draw:layer="layout" svg:x1="18.95cm" svg:y1="5.5cm" svg:x2="18.95cm" svg:y2="5.2cm" draw:start-shape="id31" draw:start-glue-point="0" draw:end-shape="id32" draw:end-glue-point="2" svg:d="m18950 5500v-300">
          <text:p/>
        </draw:connector>
        <draw:connector draw:style-name="gr8" draw:text-style-name="P4" draw:layer="layout" svg:x1="15.5cm" svg:y1="6.5cm" svg:x2="15.5cm" svg:y2="6.8cm" draw:start-shape="id30" draw:start-glue-point="2" draw:end-shape="id33" draw:end-glue-point="0" svg:d="m15500 6500v300">
          <text:p/>
        </draw:connector>
        <draw:connector draw:style-name="gr9" draw:text-style-name="P4" draw:layer="layout" svg:x1="15.5cm" svg:y1="7.8cm" svg:x2="17.85cm" svg:y2="10.8cm" draw:start-shape="id33" draw:start-glue-point="2" draw:end-shape="id34" draw:end-glue-point="0" svg:d="m15500 7800v1500h2350v1500">
          <text:p/>
        </draw:connector>
        <draw:connector draw:style-name="gr8" draw:text-style-name="P4" draw:id="id36" draw:layer="layout" svg:x1="17.85cm" svg:y1="13.4cm" svg:x2="17.85cm" svg:y2="13.4cm" draw:start-shape="id35" draw:start-glue-point="0" draw:end-shape="id35" draw:end-glue-point="0" svg:d="">
          <text:p/>
        </draw:connector>
        <draw:connector draw:style-name="gr8" draw:text-style-name="P4" draw:layer="layout" svg:x1="17.85cm" svg:y1="13.4cm" svg:x2="17.85cm" svg:y2="13.1cm" draw:start-shape="id36" draw:start-glue-point="0" draw:end-shape="id37" draw:end-glue-point="2" svg:d="m17850 13400v-300">
          <text:p/>
        </draw:connector>
        <draw:connector draw:style-name="gr8" draw:text-style-name="P4" draw:layer="layout" draw:line-skew="-0.306cm" svg:x1="15.5cm" svg:y1="5.5cm" svg:x2="10.8cm" svg:y2="3.5cm" draw:start-shape="id30" draw:end-shape="id27" svg:d="m15500 5500v-1000h-4700v-1000">
          <text:p/>
        </draw:connector>
        <draw:connector draw:style-name="gr8" draw:text-style-name="P4" draw:layer="layout" svg:x1="7.7cm" svg:y1="17cm" svg:x2="6.8cm" svg:y2="2.25cm" draw:start-shape="id38" draw:start-glue-point="3" draw:end-shape="id27" svg:d="m7700 17000h-1450v-14750h550">
          <text:p/>
        </draw:connector>
        <draw:connector draw:style-name="gr8" draw:text-style-name="P4" draw:layer="layout" svg:x1="10.8cm" svg:y1="8.4cm" svg:x2="10.8cm" svg:y2="8.2cm" draw:start-shape="id39" draw:start-glue-point="0" draw:end-shape="id40" draw:end-glue-point="2" svg:d="m10800 8400v-200">
          <text:p/>
        </draw:connector>
        <draw:connector draw:style-name="gr8" draw:text-style-name="P4" draw:layer="layout" svg:x1="10.8cm" svg:y1="12.1cm" svg:x2="10.8cm" svg:y2="12.3cm" draw:start-shape="id41" draw:start-glue-point="2" svg:d="m10800 12100v200">
          <text:p/>
        </draw:connector>
        <draw:connector draw:style-name="gr8" draw:text-style-name="P4" draw:layer="layout" svg:x1="10.7cm" svg:y1="17.5cm" svg:x2="10.7cm" svg:y2="17.7cm" draw:start-shape="id38" draw:start-glue-point="2" draw:end-shape="id42" draw:end-glue-point="0" svg:d="m10700 17500v200">
          <text:p/>
        </draw:connector>
        <draw:connector draw:style-name="gr8" draw:text-style-name="P4" draw:layer="layout" svg:x1="17.85cm" svg:y1="11.8cm" svg:x2="17.85cm" svg:y2="12.1cm" draw:start-shape="id34" draw:start-glue-point="2" draw:end-shape="id37" draw:end-glue-point="0" svg:d="m17850 11800v300">
          <text:p/>
        </draw:connector>
        <draw:custom-shape draw:style-name="gr5" draw:text-style-name="P10" draw:id="id43" draw:layer="layout" svg:width="5cm" svg:height="1cm" svg:x="0.5cm" svg:y="16.5cm">
          <text:p text:style-name="P1"><text:span text:style-name="T11">Calc_xyz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4" draw:layer="layout" svg:width="5cm" svg:height="2.8cm" svg:x="0.5cm" svg:y="17.7cm">
          <text:p text:style-name="P3"><text:span text:style-name="T9">Calc_bas.java</text:span></text:p>
          <text:p text:style-name="P3"><text:span text:style-name="T9">Calc_diff_xyz.java</text:span></text:p>
          <text:p text:style-name="P3"><text:span text:style-name="T9">JCalc_xyz.java</text:span></text:p>
          <text:p text:style-name="P3"><text:span text:style-name="T9">SustCalculator.jav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cm" svg:y1="17.5cm" svg:x2="3cm" svg:y2="17.7cm" draw:start-shape="id43" draw:start-glue-point="2" draw:end-shape="id44" draw:end-glue-point="0" svg:d="m3000 17500v200">
          <text:p/>
        </draw:connector>
        <draw:custom-shape draw:style-name="gr2" draw:text-style-name="P1" draw:id="id45" draw:layer="layout" svg:width="4.5cm" svg:height="2.3cm" svg:x="16cm" svg:y="1.1cm">
          <text:p text:style-name="P3"><text:span text:style-name="T9">bulk.java</text:span></text:p>
          <text:p text:style-name="P3"><text:span text:style-name="T9">calcStructure.java</text:span></text:p>
          <text:p text:style-name="P3"><text:span text:style-name="T9">povray.jav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6cm" svg:y1="2.25cm" svg:x2="14.8cm" svg:y2="2.25cm" draw:start-shape="id45" draw:end-shape="id27" draw:end-glue-point="1" svg:d="m16000 2250h-1200">
          <text:p/>
        </draw:connector>
        <draw:custom-shape draw:style-name="gr5" draw:text-style-name="P10" draw:id="id46" draw:layer="layout" svg:width="4cm" svg:height="1cm" svg:x="0.5cm" svg:y="9cm">
          <text:p text:style-name="P1"><text:span text:style-name="T11">Calc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7" draw:layer="layout" svg:width="4cm" svg:height="1.8cm" svg:x="0.5cm" svg:y="10.2cm">
          <text:p text:style-name="P3"><text:span text:style-name="T9">jCalc.java</text:span></text:p>
          <text:p text:style-name="P3"><text:span text:style-name="T9">statistic.jav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.5cm" svg:y1="10cm" svg:x2="2.5cm" svg:y2="10.2cm" draw:start-shape="id46" draw:start-glue-point="2" draw:end-shape="id47" draw:end-glue-point="0" svg:d="m2500 10000v200">
          <text:p/>
        </draw:connector>
        <draw:custom-shape draw:style-name="gr5" draw:text-style-name="P10" draw:id="id48" draw:layer="layout" svg:width="5cm" svg:height="1cm" svg:x="0.5cm" svg:y="12.5cm">
          <text:p text:style-name="P1"><text:span text:style-name="T11">2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9" draw:layer="layout" svg:width="5cm" svg:height="2.3cm" svg:x="0.5cm" svg:y="13.7cm">
          <text:p text:style-name="P3"><text:span text:style-name="T9">options2DPlot.java</text:span></text:p>
          <text:p text:style-name="P3"><text:span text:style-name="T9">pintar2D.java</text:span></text:p>
          <text:p text:style-name="P3"><text:span text:style-name="T9">pizarra.java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cm" svg:y1="13.5cm" svg:x2="3cm" svg:y2="13.7cm" draw:start-shape="id48" draw:start-glue-point="2" draw:end-shape="id49" draw:end-glue-point="0" svg:d="m3000 13500v200">
          <text:p/>
        </draw:connector>
        <draw:custom-shape draw:style-name="gr5" draw:text-style-name="P10" draw:id="id28" draw:layer="layout" svg:width="5cm" svg:height="1cm" svg:x="0.5cm" svg:y="1.2cm">
          <text:p text:style-name="P1"><text:span text:style-name="T11">Comune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cm" svg:y1="2.2cm" svg:x2="3cm" svg:y2="2.5cm" draw:start-shape="id28" draw:start-glue-point="2" draw:end-shape="id50" draw:end-glue-point="0" svg:d="m3000 2200v300">
          <text:p/>
        </draw:connector>
        <draw:connector draw:style-name="gr8" draw:text-style-name="P4" draw:layer="layout" svg:x1="8.8cm" svg:y1="7.7cm" svg:x2="6.249cm" svg:y2="7.698cm" draw:start-shape="id40" draw:start-glue-point="3" svg:d="m8800 7700h-1525v-2h-1026">
          <text:p/>
        </draw:connector>
        <draw:connector draw:style-name="gr8" draw:text-style-name="P4" draw:layer="layout" svg:x1="8.8cm" svg:y1="11.6cm" svg:x2="6.241cm" svg:y2="11.593cm" draw:start-shape="id41" draw:start-glue-point="3" svg:d="m8800 11600h-1529v-7h-1030">
          <text:p/>
        </draw:connector>
        <draw:connector draw:style-name="gr8" draw:text-style-name="P4" draw:layer="layout" svg:x1="5.5cm" svg:y1="17cm" svg:x2="6.262cm" svg:y2="17.006cm" draw:start-shape="id43" draw:start-glue-point="1" svg:d="m5500 17000h631v6h131">
          <text:p/>
        </draw:connector>
        <draw:connector draw:style-name="gr8" draw:text-style-name="P4" draw:layer="layout" svg:x1="5.5cm" svg:y1="13cm" svg:x2="6.241cm" svg:y2="13.007cm" draw:start-shape="id48" draw:start-glue-point="1" svg:d="m5500 13000h621v7h120">
          <text:p/>
        </draw:connector>
        <draw:connector draw:style-name="gr8" draw:text-style-name="P4" draw:layer="layout" svg:x1="4.5cm" svg:y1="9.5cm" svg:x2="6.222cm" svg:y2="9.507cm" draw:start-shape="id46" draw:start-glue-point="1" svg:d="m4500 9500h1111v7h611">
          <text:p/>
        </draw:connector>
      </draw:page>
      <draw:page draw:name="page3" draw:style-name="dp1" draw:master-page-name="Predeterminado">
        <office:forms form:automatic-focus="false" form:apply-design-mode="false"/>
        <draw:custom-shape draw:style-name="gr5" draw:text-style-name="P10" draw:layer="layout" svg:width="6cm" svg:height="1cm" svg:x="6.6cm" svg:y="2cm">
          <text:p text:style-name="P1"><text:span text:style-name="T11">java_STM_AF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52" draw:layer="layout" svg:width="6cm" svg:height="1cm" svg:x="6.7cm" svg:y="3.5cm">
          <text:p text:style-name="P1"><text:span text:style-name="T9"/></text:p>
          <text:p text:style-name="P1"><text:span text:style-name="T13">java_STM_AFM.java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10" draw:text-style-name="P11" draw:id="id51" draw:layer="layout" svg:width="4.8cm" svg:height="1.5cm" svg:x="7.3cm" svg:y="5.2cm">
          <text:p text:style-name="P1"><text:span text:style-name="T14">stm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4" draw:layer="layout" svg:width="3cm" svg:height="1cm" svg:x="5cm" svg:y="8.5cm">
          <text:p text:style-name="P3"><text:span text:style-name="T9">atomo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5" draw:layer="layout" svg:width="5cm" svg:height="1cm" svg:x="7.2cm" svg:y="10cm">
          <text:p text:style-name="P3"><text:span text:style-name="T9">periodicTable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6" draw:layer="layout" svg:width="2.5cm" svg:height="1cm" svg:x="14cm" svg:y="6.5cm">
          <text:p text:style-name="P3"><text:span text:style-name="T9">help.java 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7" draw:layer="layout" svg:width="5cm" svg:height="1cm" svg:x="12.5cm" svg:y="8.5cm">
          <text:p text:style-name="P3"><text:span text:style-name="T9">show_picture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3" draw:layer="layout" svg:width="3.5cm" svg:height="1cm" svg:x="2cm" svg:y="7cm">
          <text:p text:style-name="P3"><text:span text:style-name="T9">reader.jav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9.7cm" svg:y1="5.2cm" svg:x2="9.7cm" svg:y2="4.5cm" draw:start-shape="id51" draw:end-shape="id52" svg:d="m9700 5200v-700">
          <text:p/>
        </draw:connector>
        <draw:connector draw:style-name="gr11" draw:text-style-name="P4" draw:layer="layout" draw:type="line" svg:x1="5.5cm" svg:y1="7.5cm" svg:x2="7.3cm" svg:y2="5.95cm" draw:start-shape="id53" draw:end-shape="id51" svg:d="m5500 7500 1800-1550">
          <text:p/>
        </draw:connector>
        <draw:connector draw:style-name="gr11" draw:text-style-name="P4" draw:layer="layout" draw:type="line" svg:x1="6.5cm" svg:y1="8.5cm" svg:x2="8.571cm" svg:y2="6.801cm" draw:start-shape="id54" draw:start-glue-point="0" svg:d="m6500 8500 2071-1699">
          <text:p/>
        </draw:connector>
        <draw:connector draw:style-name="gr11" draw:text-style-name="P4" draw:layer="layout" draw:type="line" svg:x1="9.7cm" svg:y1="10cm" svg:x2="9.722cm" svg:y2="6.953cm" draw:start-shape="id55" svg:d="m9700 10000 22-3047">
          <text:p/>
        </draw:connector>
        <draw:connector draw:style-name="gr11" draw:text-style-name="P4" draw:layer="layout" draw:type="line" svg:x1="14cm" svg:y1="7cm" svg:x2="12.1cm" svg:y2="5.95cm" draw:start-shape="id56" draw:end-shape="id51" svg:d="m14000 7000-1900-1050">
          <text:p/>
        </draw:connector>
        <draw:connector draw:style-name="gr11" draw:text-style-name="P4" draw:layer="layout" draw:type="line" svg:x1="12.5cm" svg:y1="9cm" svg:x2="11.108cm" svg:y2="6.823cm" draw:start-shape="id57" svg:d="m12500 9000-1392-2177">
          <text:p/>
        </draw:connector>
      </draw:page>
      <draw:page draw:name="page4" draw:style-name="dp1" draw:master-page-name="Predeterminado">
        <office:forms form:automatic-focus="false" form:apply-design-mode="false"/>
        <draw:custom-shape draw:style-name="gr5" draw:text-style-name="P1" draw:id="id59" draw:layer="layout" svg:width="3.4cm" svg:height="1cm" svg:x="7.9cm" svg:y="3cm">
          <text:p text:style-name="P1"><text:span text:style-name="T9"/></text:p>
          <text:p text:style-name="P3"><text:span text:style-name="T15">plugin.java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10" draw:text-style-name="P12" draw:id="id58" draw:layer="layout" svg:width="4.8cm" svg:height="1.5cm" svg:x="7.2cm" svg:y="5cm">
          <text:p text:style-name="P1"><text:span text:style-name="T16">xeoBab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1" draw:layer="layout" svg:width="3cm" svg:height="1cm" svg:x="3cm" svg:y="8cm">
          <text:p text:style-name="P3"><text:span text:style-name="T9">bas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2" draw:layer="layout" svg:width="2.9cm" svg:height="1cm" svg:x="6.1cm" svg:y="11cm">
          <text:p text:style-name="P3"><text:span text:style-name="T9">castep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3" draw:layer="layout" svg:width="3cm" svg:height="1cm" svg:x="13cm" svg:y="8cm">
          <text:p text:style-name="P3"><text:span text:style-name="T9">fireball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4" draw:layer="layout" svg:width="4.1cm" svg:height="1cm" svg:x="12.9cm" svg:y="6.5cm">
          <text:p text:style-name="P3"><text:span text:style-name="T9">fireball_TG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0" draw:layer="layout" svg:width="3.5cm" svg:height="1cm" svg:x="2cm" svg:y="6.5cm">
          <text:p text:style-name="P3"><text:span text:style-name="T9">abinit.jav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9.6cm" svg:y1="5cm" svg:x2="9.6cm" svg:y2="4cm" draw:start-shape="id58" draw:end-shape="id59" svg:d="m9600 5000v-1000">
          <text:p/>
        </draw:connector>
        <draw:connector draw:style-name="gr11" draw:text-style-name="P4" draw:layer="layout" draw:type="line" svg:x1="5.5cm" svg:y1="7cm" svg:x2="6.997cm" svg:y2="6.45cm" draw:start-shape="id60" svg:d="m5500 7000 1497-550">
          <text:p/>
        </draw:connector>
        <draw:connector draw:style-name="gr11" draw:text-style-name="P4" draw:layer="layout" draw:type="line" svg:x1="6cm" svg:y1="8.5cm" svg:x2="7.784cm" svg:y2="6.625cm" draw:start-shape="id61" svg:d="m6000 8500 1784-1875">
          <text:p/>
        </draw:connector>
        <draw:connector draw:style-name="gr11" draw:text-style-name="P4" draw:layer="layout" draw:type="line" svg:x1="7.55cm" svg:y1="11cm" svg:x2="9.184cm" svg:y2="6.647cm" draw:start-shape="id62" draw:start-glue-point="0" svg:d="m7550 11000 1634-4353">
          <text:p/>
        </draw:connector>
        <draw:connector draw:style-name="gr11" draw:text-style-name="P4" draw:layer="layout" draw:type="line" svg:x1="13cm" svg:y1="8.5cm" svg:x2="11.348cm" svg:y2="6.691cm" draw:start-shape="id63" svg:d="m13000 8500-1652-1809">
          <text:p/>
        </draw:connector>
        <draw:connector draw:style-name="gr11" draw:text-style-name="P4" draw:layer="layout" draw:type="line" svg:x1="12.9cm" svg:y1="7cm" svg:x2="12.114cm" svg:y2="6.56cm" draw:start-shape="id64" svg:d="m12900 7000-786-440">
          <text:p/>
        </draw:connector>
        <draw:custom-shape draw:style-name="gr2" draw:text-style-name="P1" draw:id="id66" draw:layer="layout" svg:width="3cm" svg:height="1cm" svg:x="3.5cm" svg:y="9.5cm">
          <text:p text:style-name="P3"><text:span text:style-name="T9">vasp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5" draw:layer="layout" svg:width="3cm" svg:height="1cm" svg:x="9.5cm" svg:y="11cm">
          <text:p text:style-name="P3"><text:span text:style-name="T9">xeo.jav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7" draw:layer="layout" svg:width="3cm" svg:height="1cm" svg:x="12cm" svg:y="9.5cm">
          <text:p text:style-name="P3"><text:span text:style-name="T9">xyz.java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11cm" svg:y1="11cm" svg:x2="10.015cm" svg:y2="6.713cm" draw:start-shape="id65" draw:start-glue-point="0" svg:d="m11000 11000-985-4287">
          <text:p/>
        </draw:connector>
        <draw:connector draw:style-name="gr11" draw:text-style-name="P4" draw:layer="layout" draw:type="line" svg:x1="6.5cm" svg:y1="10cm" svg:x2="8.659cm" svg:y2="6.713cm" draw:start-shape="id66" svg:d="m6500 10000 2159-3287">
          <text:p/>
        </draw:connector>
        <draw:connector draw:style-name="gr11" draw:text-style-name="P4" draw:layer="layout" draw:type="line" svg:x1="12cm" svg:y1="10cm" svg:x2="10.583cm" svg:y2="6.691cm" draw:start-shape="id67" svg:d="m12000 10000-1417-3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8-05-29T00:17:08</meta:creation-date>
    <dc:date>2009-09-22T23:03:07</dc:date>
    <dc:language>es-ES</dc:language>
    <meta:editing-cycles>15</meta:editing-cycles>
    <meta:editing-duration>PT04H35M39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